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styles.xml"/>
  <manifest:file-entry manifest:media-type="application/vnd.oasis.opendocument.chart" manifest:full-path="Object 9/"/>
  <manifest:file-entry manifest:media-type="text/xml" manifest:full-path="Object 10/content.xml"/>
  <manifest:file-entry manifest:media-type="text/xml" manifest:full-path="Object 10/styles.xml"/>
  <manifest:file-entry manifest:media-type="text/xml" manifest:full-path="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styles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styles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styles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styles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styles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styles.xml"/>
  <manifest:file-entry manifest:media-type="application/vnd.oasis.opendocument.chart" manifest:full-path="Object 18/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  <style:style style:name="P2" style:parent-style-name="Standard" style:family="paragraph">
      <style:paragraph-properties fo:break-before="page"/>
      <style:text-properties fo:color="#000000" fo:font-family="Sans Serif"/>
    </style:style>
    <style:style style:name="gr1" style:family="graphic">
      <style:graphic-properties draw:fill="solid" draw:fill-color="#ffffff" draw:stroke="solid" draw:stroke-linejoin="miter" fo:margin="0.000000000000000pt" style:wrap="biggest" style:wrap-contour="false" style:wrap-dynamic-threshold="0.000000000000000pt" svg:stroke-color="#000000" svg:stroke-linecap="square" svg:stroke-opacity="1" svg:stroke-width="0.000000000000000pt"/>
    </style:style>
  </office:automatic-styles>
  <office:body>
    <office:text>
      <text:tracked-changes text:track-changes="false"/>
      <draw:frame draw:style-name="gr1" xml:id="shape-1" draw:id="shape-1" draw:name="ChartShape" draw:z-index="1" svg:width="184.13070405106pt" svg:height="141.73252900000pt" svg:x="0.00000000000pt" svg:y="42.00000000000pt" text:anchor-page-number="1" text:anchor-type="page">
        <draw:object xlink:href="./Object 1" xlink:type="simple" xlink:show="embed" xlink:actuate="onLoad"/>
      </draw:frame>
      <draw:frame draw:style-name="gr1" xml:id="shape-2" draw:id="shape-2" draw:name="ChartShape" draw:z-index="6" svg:width="202.65957446807pt" svg:height="141.73252900000pt" svg:x="196.30871276597pt" svg:y="42.00000000000pt" text:anchor-page-number="1" text:anchor-type="page">
        <draw:object xlink:href="./Object 2" xlink:type="simple" xlink:show="embed" xlink:actuate="onLoad"/>
      </draw:frame>
      <draw:frame draw:style-name="gr1" xml:id="shape-3" draw:id="shape-3" draw:name="ChartShape" draw:z-index="7" svg:width="183.51063829786pt" svg:height="141.73252900000pt" svg:x="411.76636170214pt" svg:y="42.00000000000pt" text:anchor-page-number="1" text:anchor-type="page">
        <draw:object xlink:href="./Object 3" xlink:type="simple" xlink:show="embed" xlink:actuate="onLoad"/>
      </draw:frame>
      <draw:frame draw:style-name="gr1" xml:id="shape-4" draw:id="shape-4" draw:name="ChartShape" draw:z-index="8" svg:width="183.06687426382pt" svg:height="141.73252900000pt" svg:x="0.00000000000pt" svg:y="206.79330996806pt" text:anchor-page-number="1" text:anchor-type="page">
        <draw:object xlink:href="./Object 4" xlink:type="simple" xlink:show="embed" xlink:actuate="onLoad"/>
      </draw:frame>
      <draw:frame draw:style-name="gr1" xml:id="shape-5" draw:id="shape-5" draw:name="ChartShape" draw:z-index="9" svg:width="203.81155511489pt" svg:height="141.73252900000pt" svg:x="195.73272244256pt" svg:y="206.79330996806pt" text:anchor-page-number="1" text:anchor-type="page">
        <draw:object xlink:href="./Object 5" xlink:type="simple" xlink:show="embed" xlink:actuate="onLoad"/>
      </draw:frame>
      <draw:frame draw:style-name="gr1" xml:id="shape-6" draw:id="shape-6" draw:name="ChartShape" draw:z-index="10" svg:width="185.17061702131pt" svg:height="144.80243471276pt" svg:x="410.10638297869pt" svg:y="206.79330996806pt" text:anchor-page-number="1" text:anchor-type="page">
        <draw:object xlink:href="./Object 6" xlink:type="simple" xlink:show="embed" xlink:actuate="onLoad"/>
      </draw:frame>
      <draw:frame draw:style-name="gr1" xml:id="shape-7" draw:id="shape-7" draw:name="ChartShape" draw:z-index="11" svg:width="191.04559766808pt" svg:height="141.73252900000pt" svg:x="0.00000000000pt" svg:y="378.06990571273pt" text:anchor-page-number="1" text:anchor-type="page">
        <draw:object xlink:href="./Object 7" xlink:type="simple" xlink:show="embed" xlink:actuate="onLoad"/>
      </draw:frame>
      <draw:frame draw:style-name="gr1" xml:id="shape-8" draw:id="shape-8" draw:name="ChartShape" draw:z-index="12" svg:width="201.59574468083pt" svg:height="141.73252900000pt" svg:x="196.84062765958pt" svg:y="378.06990571273pt" text:anchor-page-number="1" text:anchor-type="page">
        <draw:object xlink:href="./Object 8" xlink:type="simple" xlink:show="embed" xlink:actuate="onLoad"/>
      </draw:frame>
      <draw:frame draw:style-name="gr1" xml:id="shape-9" draw:id="shape-9" draw:name="ChartShape" draw:z-index="13" svg:width="184.63870212769pt" svg:height="141.73252900000pt" svg:x="410.63829787231pt" svg:y="378.06990571273pt" text:anchor-page-number="1" text:anchor-type="page">
        <draw:object xlink:href="./Object 9" xlink:type="simple" xlink:show="embed" xlink:actuate="onLoad"/>
      </draw:frame>
      <draw:frame draw:style-name="gr1" xml:id="shape-10" draw:id="shape-10" draw:name="ChartShape" draw:z-index="14" svg:width="195.83283171063pt" svg:height="141.73252900000pt" svg:x="0.00000000000pt" svg:y="562.64437379782pt" text:anchor-page-number="1" text:anchor-type="page">
        <draw:object xlink:href="./Object 10" xlink:type="simple" xlink:show="embed" xlink:actuate="onLoad"/>
      </draw:frame>
      <draw:frame draw:style-name="gr1" xml:id="shape-11" draw:id="shape-11" draw:name="ChartShape" draw:z-index="15" svg:width="195.83283171063pt" svg:height="141.73252900000pt" svg:x="199.72208414468pt" svg:y="562.64437379782pt" text:anchor-page-number="1" text:anchor-type="page">
        <draw:object xlink:href="./Object 11" xlink:type="simple" xlink:show="embed" xlink:actuate="onLoad"/>
      </draw:frame>
      <draw:frame draw:style-name="gr1" xml:id="shape-12" draw:id="shape-12" draw:name="ChartShape" draw:z-index="16" svg:width="183.04295744684pt" svg:height="141.73252900000pt" svg:x="412.23404255316pt" svg:y="562.64437379782pt" text:anchor-page-number="1" text:anchor-type="page">
        <draw:object xlink:href="./Object 12" xlink:type="simple" xlink:show="embed" xlink:actuate="onLoad"/>
      </draw:frame>
      <draw:frame draw:style-name="gr1" xml:id="shape-13" draw:id="shape-13" draw:name="ChartShape" draw:z-index="17" svg:width="226.77204640000pt" svg:height="141.73252900000pt" svg:x="57.00000000000pt" svg:y="42.00000000000pt" text:anchor-page-number="2" text:anchor-type="page">
        <draw:object xlink:href="./Object 13" xlink:type="simple" xlink:show="embed" xlink:actuate="onLoad"/>
      </draw:frame>
      <draw:frame draw:style-name="gr1" xml:id="shape-14" draw:id="shape-14" draw:name="ChartShape" draw:z-index="18" svg:width="226.77204640000pt" svg:height="141.73252900000pt" svg:x="311.50495360000pt" svg:y="42.00000000000pt" text:anchor-page-number="2" text:anchor-type="page">
        <draw:object xlink:href="./Object 14" xlink:type="simple" xlink:show="embed" xlink:actuate="onLoad"/>
      </draw:frame>
      <draw:frame draw:style-name="gr1" xml:id="shape-15" draw:id="shape-15" draw:name="ChartShape" draw:z-index="19" svg:width="226.77204640000pt" svg:height="141.73252900000pt" svg:x="57.00000000000pt" svg:y="211.68085106382pt" text:anchor-page-number="2" text:anchor-type="page">
        <draw:object xlink:href="./Object 15" xlink:type="simple" xlink:show="embed" xlink:actuate="onLoad"/>
      </draw:frame>
      <draw:frame draw:style-name="gr1" xml:id="shape-16" draw:id="shape-16" draw:name="ChartShape" draw:z-index="20" svg:width="226.77204640000pt" svg:height="141.73252900000pt" svg:x="311.50495360000pt" svg:y="211.68085106382pt" text:anchor-page-number="2" text:anchor-type="page">
        <draw:object xlink:href="./Object 16" xlink:type="simple" xlink:show="embed" xlink:actuate="onLoad"/>
      </draw:frame>
      <draw:frame draw:style-name="gr1" xml:id="shape-17" draw:id="shape-17" draw:name="ChartShape" draw:z-index="21" svg:width="226.77204640000pt" svg:height="141.73252900000pt" svg:x="57.00000000000pt" svg:y="369.17100223266pt" text:anchor-page-number="2" text:anchor-type="page">
        <draw:object xlink:href="./Object 17" xlink:type="simple" xlink:show="embed" xlink:actuate="onLoad"/>
      </draw:frame>
      <draw:frame draw:style-name="gr1" xml:id="shape-18" draw:id="shape-18" draw:name="ChartShape" draw:z-index="22" svg:width="226.77204640000pt" svg:height="141.73252900000pt" svg:x="311.50495360000pt" svg:y="371.83057670075pt" text:anchor-page-number="2" text:anchor-type="page">
        <draw:object xlink:href="./Object 18" xlink:type="simple" xlink:show="embed" xlink:actuate="onLoad"/>
      </draw:frame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Contents_209" style:display-name="Contents 9" style:family="paragraph">
      <style:paragraph-properties fo:margin-left="64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Contents_2010" style:display-name="Contents 10" style:family="paragraph">
      <style:paragraph-properties fo:margin-left="72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Contents_203" style:display-name="Contents 3" style:family="paragraph">
      <style:paragraph-properties fo:margin-left="16.000000000000000pt"/>
    </style:style>
    <style:style style:name="Standard" style:display-name="Standard" style:family="paragraph">
      <style:text-properties fo:font-size="12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Contents_206" style:display-name="Contents 6" style:family="paragraph">
      <style:paragraph-properties fo:margin-left="40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email" style:display-name="Bibliography email" style:family="paragraph"/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89</meta:generator>
    <dc:title/>
    <meta:initial-creator>Unknown</meta:initial-creator>
    <meta:editing-cycles>4</meta:editing-cycles>
    <dc:date>2018-09-18T10:35:41</dc:date>
    <meta:creation-date>2008-08-22T11:41:04</meta:creation-date>
    <dc:creator>dev</dc:creator>
  </office:meta>
</office:document-meta>
</file>

<file path=Object 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53.761408pt,  99.371793pt, -124.380704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/>
      <style:graphic-properties draw:fill="none" draw:stroke="none" fo:clip="rect( -5.000000pt, 118.1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84.13070405106pt" svg:height="141.73252900000pt" chart:style-name="ch1" chart:class="chart:bar">
        <chart:legend svg:x="124.38070405106pt" svg:y="25.88926450000pt" chart:legend-position="end" chart:legend-align="center" chart:style-name="ch2" style:legend-expansion="high"/>
        <chart:plot-area chart:style-name="ch3" svg:width="92.67670405106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59.06578952553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bar" chart:attached-axis="primary-y"/>
          <chart:series chart:style-name="ch10" chart:values-cell-range-address="$'local-data'.$C$2:$C$4" chart:label-cell-address="$'local-data'.$C$1" chart:class="chart:bar" chart:attached-axis="primary-y"/>
          <chart:series chart:style-name="ch11" chart:values-cell-range-address="$'local-data'.$D$2:$D$4" chart:label-cell-address="$'local-data'.$D$1" chart:class="chart:bar" chart:attached-axis="primary-y"/>
          <chart:series chart:style-name="ch12" chart:values-cell-range-address="$'local-data'.$E$2:$E$4" chart:label-cell-address="$'local-data'.$E$1" chart:class="chart:bar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0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2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chart-properties chart:auto-position="true" chart:auto-size="true" chart:japanese-candle-stick="false" chart:series-source="columns"/>
      <style:graphic-properties draw:fill="none" draw:stroke="none" fo:clip="rect( -5.000000pt,  15.000000pt,  15.000000pt,  -5.000000pt)" fo:margin="0.000000000000000pt" style:wrap="biggest" style:wrap-contour="true" style:wrap-contour-mode="full" style:wrap-dynamic-threshold="0.000000000000000pt"/>
    </style:style>
    <style:style style:name="ch3" style:family="chart">
      <style:graphic-properties draw:fill="solid" draw:fill-color="#ffffff"/>
    </style:style>
    <style:style style:name="ch4" style:family="chart">
      <style:graphic-properties draw:fill="solid" draw:fill-color="#000000"/>
    </style:style>
    <style:style style:name="ch5" style:family="chart">
      <style:graphic-properties draw:stroke="solid" draw:stroke-linejoin="bevel" svg:stroke-color="#000000" svg:stroke-linecap="square" svg:stroke-opacity="1" svg:stroke-width="2.000000000000000pt"/>
    </style:style>
    <style:style style:name="ch6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9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graphic-properties draw:fill="solid" draw:fill-color="#ffd320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95.83283171063pt" svg:height="141.73252900000pt" chart:style-name="ch1" chart:class="chart:stock">
        <chart:plot-area chart:style-name="ch2" svg:width="185.83283171063pt" svg:height="131.73252900000pt" svg:x="5.00000000000pt" svg:y="5.00000000000pt" table:cell-range-address="$'local-data'.$A$1:$E$4" chart:data-source-has-labels="both">
          <chart:stock-gain-marker chart:style-name="ch3"/>
          <chart:stock-loss-marker chart:style-name="ch4"/>
          <chart:stock-range-line chart:style-name="ch5"/>
          <chart:axis chart:style-name="ch6" chart:dimension="x" chart:name="primary-x">
            <chart:categories table:cell-range-address="$'local-data'.$A$2:$A$4"/>
          </chart:axis>
          <chart:axis chart:style-name="ch7" chart:dimension="y" chart:name="primary-y"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stock" chart:attached-axis="primary-y"/>
          <chart:series chart:style-name="ch10" chart:values-cell-range-address="$'local-data'.$C$2:$C$4" chart:label-cell-address="$'local-data'.$C$1" chart:class="chart:stock" chart:attached-axis="primary-y"/>
          <chart:series chart:style-name="ch11" chart:values-cell-range-address="$'local-data'.$D$2:$D$4" chart:label-cell-address="$'local-data'.$D$1" chart:class="chart:stock" chart:attached-axis="primary-y"/>
          <chart:wall chart:style-name="ch12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Share A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hare B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hare C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chart-properties chart:auto-position="true" chart:auto-size="true" chart:japanese-candle-stick="false" chart:series-source="columns"/>
      <style:graphic-properties draw:fill="none" draw:stroke="none" fo:clip="rect( -5.000000pt,  15.000000pt,  15.000000pt,  -5.000000pt)" fo:margin="0.000000000000000pt" style:wrap="biggest" style:wrap-contour="true" style:wrap-contour-mode="full" style:wrap-dynamic-threshold="0.000000000000000pt"/>
    </style:style>
    <style:style style:name="ch3" style:family="chart">
      <style:graphic-properties draw:fill="solid" draw:fill-color="#ffffff"/>
    </style:style>
    <style:style style:name="ch4" style:family="chart">
      <style:graphic-properties draw:fill="solid" draw:fill-color="#000000"/>
    </style:style>
    <style:style style:name="ch5" style:family="chart">
      <style:graphic-properties draw:stroke="solid" draw:stroke-linejoin="bevel" svg:stroke-color="#000000" svg:stroke-linecap="square" svg:stroke-opacity="1" svg:stroke-width="2.000000000000000pt"/>
    </style:style>
    <style:style style:name="ch6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9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95.83283171063pt" svg:height="141.73252900000pt" chart:style-name="ch1" chart:class="chart:stock">
        <chart:plot-area chart:style-name="ch2" svg:width="185.83283171063pt" svg:height="131.73252900000pt" svg:x="5.00000000000pt" svg:y="5.00000000000pt" table:cell-range-address="$'local-data'.$A$1:$E$4" chart:data-source-has-labels="both">
          <chart:stock-gain-marker chart:style-name="ch3"/>
          <chart:stock-loss-marker chart:style-name="ch4"/>
          <chart:stock-range-line chart:style-name="ch5"/>
          <chart:axis chart:style-name="ch6" chart:dimension="x" chart:name="primary-x">
            <chart:categories table:cell-range-address="$'local-data'.$A$2:$A$4"/>
          </chart:axis>
          <chart:axis chart:style-name="ch7" chart:dimension="y" chart:name="primary-y"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stock" chart:attached-axis="primary-y"/>
          <chart:series chart:style-name="ch10" chart:values-cell-range-address="$'local-data'.$C$2:$C$4" chart:label-cell-address="$'local-data'.$C$1" chart:class="chart:stock" chart:attached-axis="primary-y"/>
          <chart:series chart:style-name="ch11" chart:values-cell-range-address="$'local-data'.$D$2:$D$4" chart:label-cell-address="$'local-data'.$D$1" chart:class="chart:stock" chart:attached-axis="primary-y"/>
          <chart:series chart:style-name="ch12" chart:values-cell-range-address="$'local-data'.$E$2:$E$4" chart:label-cell-address="$'local-data'.$E$1" chart:class="chart:stock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Share A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hare B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are C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2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chart-properties chart:auto-position="true" chart:auto-size="true" chart:japanese-candle-stick="true" chart:series-source="columns"/>
      <style:graphic-properties draw:fill="none" draw:stroke="none" fo:clip="rect( -5.000000pt,  15.000000pt,  15.000000pt,  -5.000000pt)" fo:margin="0.000000000000000pt" style:wrap="biggest" style:wrap-contour="true" style:wrap-contour-mode="full" style:wrap-dynamic-threshold="0.000000000000000pt"/>
    </style:style>
    <style:style style:name="ch3" style:family="chart">
      <style:graphic-properties draw:fill="solid" draw:fill-color="#ffffff"/>
    </style:style>
    <style:style style:name="ch4" style:family="chart">
      <style:graphic-properties draw:fill="solid" draw:fill-color="#000000"/>
    </style:style>
    <style:style style:name="ch5" style:family="chart">
      <style:graphic-properties draw:stroke="solid" draw:stroke-linejoin="bevel" svg:stroke-color="#000000" svg:stroke-linecap="square" svg:stroke-opacity="1" svg:stroke-width="2.000000000000000pt"/>
    </style:style>
    <style:style style:name="ch6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9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83.04295744684pt" svg:height="141.73252900000pt" chart:style-name="ch1" chart:class="chart:stock">
        <chart:plot-area chart:style-name="ch2" svg:width="173.04295744684pt" svg:height="131.73252900000pt" svg:x="5.00000000000pt" svg:y="5.00000000000pt" table:cell-range-address="$'local-data'.$A$1:$E$4" chart:data-source-has-labels="both">
          <chart:stock-gain-marker chart:style-name="ch3"/>
          <chart:stock-loss-marker chart:style-name="ch4"/>
          <chart:stock-range-line chart:style-name="ch5"/>
          <chart:axis chart:style-name="ch6" chart:dimension="x" chart:name="primary-x">
            <chart:categories table:cell-range-address="$'local-data'.$A$2:$A$4"/>
          </chart:axis>
          <chart:axis chart:style-name="ch7" chart:dimension="y" chart:name="primary-y"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stock" chart:attached-axis="primary-y"/>
          <chart:series chart:style-name="ch10" chart:values-cell-range-address="$'local-data'.$C$2:$C$4" chart:label-cell-address="$'local-data'.$C$1" chart:class="chart:stock" chart:attached-axis="primary-y"/>
          <chart:series chart:style-name="ch11" chart:values-cell-range-address="$'local-data'.$D$2:$D$4" chart:label-cell-address="$'local-data'.$D$1" chart:class="chart:stock" chart:attached-axis="primary-y"/>
          <chart:series chart:style-name="ch12" chart:values-cell-range-address="$'local-data'.$E$2:$E$4" chart:label-cell-address="$'local-data'.$E$1" chart:class="chart:stock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Share A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hare B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are C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3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6" style:family="chart">
      <style:graphic-properties draw:stroke="solid" draw:stroke-linejoin="bevel" svg:stroke-color="#a0a0a0" svg:stroke-linecap="butt" svg:stroke-opacity="1" svg:stroke-width="1.000000000000000pt"/>
    </style:style>
    <style:style style:name="ch8" style:family="chart">
      <style:graphic-properties draw:fill="solid" draw:fill-color="#004586"/>
    </style:style>
    <style:style style:name="ch9" style:family="chart">
      <style:graphic-properties draw:fill="solid" draw:fill-color="#ff420e"/>
    </style:style>
    <style:style style:name="ch10" style:family="chart">
      <style:graphic-properties draw:fill="solid" draw:fill-color="#ffd320"/>
    </style:style>
    <style:style style:name="ch11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44.991264pt, 333.044093pt, 134.973793pt, -164.022046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ngle-offset="90" chart:auto-position="true" chart:auto-size="true" chart:series-source="columns"/>
      <style:graphic-properties draw:fill="none" draw:stroke="none" fo:clip="rect( -5.000000pt,  77.750000pt,  15.000000pt,  -5.000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graphic-properties draw:fill="none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26.77204640000pt" svg:height="141.73252900000pt" chart:style-name="ch1" chart:class="chart:circle">
        <chart:legend svg:x="164.02204640000pt" svg:y="44.99126450000pt" chart:legend-position="end" chart:legend-align="center" chart:style-name="ch2" style:legend-expansion="high"/>
        <chart:plot-area chart:style-name="ch3" svg:width="154.02204640000pt" svg:height="131.73252900000pt" svg:x="5.00000000000pt" svg:y="5.00000000000pt" table:cell-range-address="$'local-data'.$A$1:$E$4" chart:data-source-has-labels="both">
          <chart:axis chart:style-name="ch4" chart:dimension="x" chart:name="primary-x">
            <chart:categories table:cell-range-address="$'local-data'.$A$2:$A$4"/>
          </chart:axis>
          <chart:axis chart:style-name="ch5" chart:dimension="y" chart:name="primary-y">
            <chart:categories table:cell-range-address="$'local-data'.$A$2:$A$4"/>
            <chart:grid chart:class="major" chart:style-name="ch6"/>
          </chart:axis>
          <chart:series chart:style-name="ch7" chart:values-cell-range-address="$'local-data'.$B$2:$B$4" chart:label-cell-address="$'local-data'.$B$1" chart:class="chart:circle" chart:attached-axis="primary-y">
            <chart:data-point chart:style-name="ch8"/>
            <chart:data-point chart:style-name="ch9"/>
            <chart:data-point chart:style-name="ch10"/>
          </chart:series>
          <chart:series chart:style-name="ch7" chart:values-cell-range-address="$'local-data'.$C$2:$C$4" chart:label-cell-address="$'local-data'.$C$1" chart:class="chart:circle" chart:attached-axis="primary-y">
            <chart:data-point chart:style-name="ch8"/>
            <chart:data-point chart:style-name="ch9"/>
            <chart:data-point chart:style-name="ch10"/>
          </chart:series>
          <chart:series chart:style-name="ch7" chart:values-cell-range-address="$'local-data'.$D$2:$D$4" chart:label-cell-address="$'local-data'.$D$1" chart:class="chart:circle" chart:attached-axis="primary-y">
            <chart:data-point chart:style-name="ch8"/>
            <chart:data-point chart:style-name="ch9"/>
            <chart:data-point chart:style-name="ch10"/>
          </chart:series>
          <chart:series chart:style-name="ch7" chart:values-cell-range-address="$'local-data'.$E$2:$E$4" chart:label-cell-address="$'local-data'.$E$1" chart:class="chart:circle" chart:attached-axis="primary-y">
            <chart:data-point chart:style-name="ch8"/>
            <chart:data-point chart:style-name="ch9"/>
            <chart:data-point chart:style-name="ch10"/>
          </chart:series>
          <chart:wall chart:style-name="ch11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4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6" style:family="chart">
      <style:graphic-properties draw:stroke="solid" draw:stroke-linejoin="bevel" svg:stroke-color="#a0a0a0" svg:stroke-linecap="butt" svg:stroke-opacity="1" svg:stroke-width="1.000000000000000pt"/>
    </style:style>
    <style:style style:name="ch8" style:family="chart">
      <style:graphic-properties draw:fill="solid" draw:fill-color="#004586"/>
    </style:style>
    <style:style style:name="ch9" style:family="chart">
      <style:graphic-properties draw:fill="solid" draw:fill-color="#ff420e"/>
    </style:style>
    <style:style style:name="ch10" style:family="chart">
      <style:graphic-properties draw:fill="solid" draw:fill-color="#ffd320"/>
    </style:style>
    <style:style style:name="ch11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44.991264pt, 333.044093pt, 134.973793pt, -164.022046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ngle-offset="90" chart:auto-position="true" chart:auto-size="true" chart:hole-size="50" chart:series-source="columns"/>
      <style:graphic-properties draw:fill="none" draw:stroke="none" fo:clip="rect( -5.000000pt,  77.750000pt,  15.000000pt,  -5.000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graphic-properties draw:fill="none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26.77204640000pt" svg:height="141.73252900000pt" chart:style-name="ch1" chart:class="chart:ring">
        <chart:legend svg:x="164.02204640000pt" svg:y="44.99126450000pt" chart:legend-position="end" chart:legend-align="center" chart:style-name="ch2" style:legend-expansion="high"/>
        <chart:plot-area chart:style-name="ch3" svg:width="154.02204640000pt" svg:height="131.73252900000pt" svg:x="5.00000000000pt" svg:y="5.00000000000pt" table:cell-range-address="$'local-data'.$A$1:$E$4" chart:data-source-has-labels="both">
          <chart:axis chart:style-name="ch4" chart:dimension="x" chart:name="primary-x">
            <chart:categories table:cell-range-address="$'local-data'.$A$2:$A$4"/>
          </chart:axis>
          <chart:axis chart:style-name="ch5" chart:dimension="y" chart:name="primary-y">
            <chart:categories table:cell-range-address="$'local-data'.$A$2:$A$4"/>
            <chart:grid chart:class="major" chart:style-name="ch6"/>
          </chart:axis>
          <chart:series chart:style-name="ch7" chart:values-cell-range-address="$'local-data'.$B$2:$B$4" chart:label-cell-address="$'local-data'.$B$1" chart:class="chart:circle" chart:attached-axis="primary-y">
            <chart:data-point chart:style-name="ch8"/>
            <chart:data-point chart:style-name="ch9"/>
            <chart:data-point chart:style-name="ch10"/>
          </chart:series>
          <chart:series chart:style-name="ch7" chart:values-cell-range-address="$'local-data'.$C$2:$C$4" chart:label-cell-address="$'local-data'.$C$1" chart:class="chart:circle" chart:attached-axis="primary-y">
            <chart:data-point chart:style-name="ch8"/>
            <chart:data-point chart:style-name="ch9"/>
            <chart:data-point chart:style-name="ch10"/>
          </chart:series>
          <chart:series chart:style-name="ch7" chart:values-cell-range-address="$'local-data'.$D$2:$D$4" chart:label-cell-address="$'local-data'.$D$1" chart:class="chart:circle" chart:attached-axis="primary-y">
            <chart:data-point chart:style-name="ch8"/>
            <chart:data-point chart:style-name="ch9"/>
            <chart:data-point chart:style-name="ch10"/>
          </chart:series>
          <chart:series chart:style-name="ch7" chart:values-cell-range-address="$'local-data'.$E$2:$E$4" chart:label-cell-address="$'local-data'.$E$1" chart:class="chart:circle" chart:attached-axis="primary-y">
            <chart:data-point chart:style-name="ch8"/>
            <chart:data-point chart:style-name="ch9"/>
            <chart:data-point chart:style-name="ch10"/>
          </chart:series>
          <chart:wall chart:style-name="ch11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5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6" style:family="chart">
      <style:graphic-properties draw:stroke="solid" draw:stroke-linejoin="bevel" svg:stroke-color="#a0a0a0" svg:stroke-linecap="butt" svg:stroke-opacity="1" svg:stroke-width="1.000000000000000pt"/>
    </style:style>
    <style:style style:name="ch9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53.241264pt, 339.044093pt, 159.723793pt, -167.022046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/>
      <style:graphic-properties draw:fill="none" draw:stroke="none" fo:clip="rect( -5.000000pt,  74.750000pt,  15.000000pt,  -5.000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8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26.77204640000pt" svg:height="141.73252900000pt" chart:style-name="ch1" chart:class="chart:bubble">
        <chart:legend svg:x="167.02204640000pt" svg:y="53.24126450000pt" chart:legend-position="end" chart:legend-align="center" chart:style-name="ch2" style:legend-expansion="high"/>
        <chart:plot-area chart:style-name="ch3" svg:width="157.02204640000pt" svg:height="131.73252900000pt" svg:x="5.00000000000pt" svg:y="5.00000000000pt" table:cell-range-address="$'local-data'.$A$1:$E$4" chart:data-source-has-labels="both">
          <chart:axis chart:style-name="ch4" chart:dimension="x" chart:name="primary-x">
            <chart:categories table:cell-range-address="$'local-data'.$A$2:$A$4"/>
          </chart:axis>
          <chart:axis chart:style-name="ch5" chart:dimension="y" chart:name="primary-y">
            <chart:categories table:cell-range-address="$'local-data'.$A$2:$A$4"/>
            <chart:grid chart:class="major" chart:style-name="ch6"/>
          </chart:axis>
          <chart:series chart:style-name="ch7" chart:values-cell-range-address="$'local-data'.$B$2:$B$4" chart:label-cell-address="$'local-data'.$B$1" chart:class="chart:bubble" chart:attached-axis="primary-y"/>
          <chart:series chart:style-name="ch8" chart:values-cell-range-address="$'local-data'.$D$2:$D$4" chart:label-cell-address="$'local-data'.$C$1" chart:class="chart:bubble" chart:attached-axis="primary-y"/>
          <chart:wall chart:style-name="ch9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4.7">
                <text:p>4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4.9">
                <text:p>4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6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2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34.139265pt, 312.044093pt, 124.121793pt, -153.522046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/>
      <style:graphic-properties draw:fill="none" draw:stroke="none" fo:clip="rect( -5.000000pt, 131.6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4586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ff420e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ffd320" svg:stroke-linecap="square" svg:stroke-opacity="1" svg:stroke-width="1.000000000000000pt"/>
    </style:style>
  </office:automatic-styles>
  <office:body>
    <office:chart>
      <chart:chart svg:width="226.77204640000pt" svg:height="141.73252900000pt" chart:style-name="ch1" chart:class="chart:scatter">
        <chart:legend svg:x="153.52204640000pt" svg:y="34.13926450000pt" chart:legend-position="end" chart:legend-align="center" chart:style-name="ch2" style:legend-expansion="high"/>
        <chart:plot-area chart:style-name="ch3" svg:width="121.81804640000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73.63646070000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C$2:$C$4" chart:label-cell-address="$'local-data'.$C$1" chart:class="chart:scatter" chart:attached-axis="primary-y"/>
          <chart:series chart:style-name="ch10" chart:values-cell-range-address="$'local-data'.$D$2:$D$4" chart:label-cell-address="$'local-data'.$D$1" chart:class="chart:scatter" chart:attached-axis="primary-y"/>
          <chart:series chart:style-name="ch11" chart:values-cell-range-address="$'local-data'.$E$2:$E$4" chart:label-cell-address="$'local-data'.$E$1" chart:class="chart:scatter" chart:attached-axis="primary-y"/>
          <chart:wall chart:style-name="ch12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7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6" style:family="chart">
      <style:graphic-properties draw:stroke="solid" draw:stroke-linejoin="bevel" svg:stroke-color="#a0a0a0" svg:stroke-linecap="butt" svg:stroke-opacity="1" svg:stroke-width="1.000000000000000pt"/>
    </style:style>
    <style:style style:name="ch9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53.241264pt, 339.044093pt, 159.723793pt, -167.022046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/>
      <style:graphic-properties draw:fill="none" draw:stroke="none" fo:clip="rect( -5.000000pt,  74.750000pt,  15.000000pt,  -5.000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symbol-type="automatic"/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8" style:family="chart">
      <style:chart-properties chart:symbol-type="automatic"/>
      <style:graphic-properties draw:fill="solid" draw:fill-color="#ff420e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26.77204640000pt" svg:height="141.73252900000pt" chart:style-name="ch1" chart:class="chart:radar">
        <chart:legend svg:x="167.02204640000pt" svg:y="53.24126450000pt" chart:legend-position="end" chart:legend-align="center" chart:style-name="ch2" style:legend-expansion="high"/>
        <chart:plot-area chart:style-name="ch3" svg:width="157.02204640000pt" svg:height="131.73252900000pt" svg:x="5.00000000000pt" svg:y="5.00000000000pt" table:cell-range-address="$'local-data'.$A$1:$C$4" chart:data-source-has-labels="both">
          <chart:axis chart:style-name="ch4" chart:dimension="x" chart:name="primary-x">
            <chart:categories table:cell-range-address="$'local-data'.$A$2:$A$4"/>
          </chart:axis>
          <chart:axis chart:style-name="ch5" chart:dimension="y" chart:name="primary-y">
            <chart:categories table:cell-range-address="$'local-data'.$A$2:$A$4"/>
            <chart:grid chart:class="major" chart:style-name="ch6"/>
          </chart:axis>
          <chart:series chart:style-name="ch7" chart:values-cell-range-address="$'local-data'.$B$2:$B$4" chart:label-cell-address="$'local-data'.$B$1" chart:class="chart:radar" chart:attached-axis="primary-y"/>
          <chart:series chart:style-name="ch8" chart:values-cell-range-address="$'local-data'.$C$2:$C$4" chart:label-cell-address="$'local-data'.$C$1" chart:class="chart:radar" chart:attached-axis="primary-y"/>
          <chart:wall chart:style-name="ch9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18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ch6" style:family="chart">
      <style:graphic-properties draw:stroke="solid" draw:stroke-linejoin="bevel" svg:stroke-color="#a0a0a0" svg:stroke-linecap="butt" svg:stroke-opacity="1" svg:stroke-width="1.000000000000000pt"/>
    </style:style>
    <style:style style:name="ch9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53.241264pt, 339.044093pt, 159.723793pt, -167.022046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/>
      <style:graphic-properties draw:fill="none" draw:stroke="none" fo:clip="rect( -5.000000pt,  74.750000pt,  15.000000pt,  -5.000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symbol-type="automatic"/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8" style:family="chart">
      <style:chart-properties chart:symbol-type="automatic"/>
      <style:graphic-properties draw:fill="solid" draw:fill-color="#ff420e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26.77204640000pt" svg:height="141.73252900000pt" chart:style-name="ch1" chart:class="chart:filled-radar">
        <chart:legend svg:x="167.02204640000pt" svg:y="53.24126450000pt" chart:legend-position="end" chart:legend-align="center" chart:style-name="ch2" style:legend-expansion="high"/>
        <chart:plot-area chart:style-name="ch3" svg:width="157.02204640000pt" svg:height="131.73252900000pt" svg:x="5.00000000000pt" svg:y="5.00000000000pt" table:cell-range-address="$'local-data'.$A$1:$C$4" chart:data-source-has-labels="both">
          <chart:axis chart:style-name="ch4" chart:dimension="x" chart:name="primary-x">
            <chart:categories table:cell-range-address="$'local-data'.$A$2:$A$4"/>
          </chart:axis>
          <chart:axis chart:style-name="ch5" chart:dimension="y" chart:name="primary-y">
            <chart:categories table:cell-range-address="$'local-data'.$A$2:$A$4"/>
            <chart:grid chart:class="major" chart:style-name="ch6"/>
          </chart:axis>
          <chart:series chart:style-name="ch7" chart:values-cell-range-address="$'local-data'.$B$2:$B$4" chart:label-cell-address="$'local-data'.$B$1" chart:class="chart:filled-radar" chart:attached-axis="primary-y"/>
          <chart:series chart:style-name="ch8" chart:values-cell-range-address="$'local-data'.$C$2:$C$4" chart:label-cell-address="$'local-data'.$C$1" chart:class="chart:filled-radar" chart:attached-axis="primary-y"/>
          <chart:wall chart:style-name="ch9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2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90.819149pt,  99.371793pt, -142.909574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 chart:stacked="true"/>
      <style:graphic-properties draw:fill="none" draw:stroke="none" fo:clip="rect( -5.000000pt, 118.1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02.65957446807pt" svg:height="141.73252900000pt" chart:style-name="ch1" chart:class="chart:bar">
        <chart:legend svg:x="142.90957446807pt" svg:y="25.88926450000pt" chart:legend-position="end" chart:legend-align="center" chart:style-name="ch2" style:legend-expansion="high"/>
        <chart:plot-area chart:style-name="ch3" svg:width="111.20557446807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68.33022473403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bar" chart:attached-axis="primary-y"/>
          <chart:series chart:style-name="ch10" chart:values-cell-range-address="$'local-data'.$C$2:$C$4" chart:label-cell-address="$'local-data'.$C$1" chart:class="chart:bar" chart:attached-axis="primary-y"/>
          <chart:series chart:style-name="ch11" chart:values-cell-range-address="$'local-data'.$D$2:$D$4" chart:label-cell-address="$'local-data'.$D$1" chart:class="chart:bar" chart:attached-axis="primary-y"/>
          <chart:series chart:style-name="ch12" chart:values-cell-range-address="$'local-data'.$E$2:$E$4" chart:label-cell-address="$'local-data'.$E$1" chart:class="chart:bar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3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52.521277pt,  99.371793pt, -123.760638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percentage="true" chart:series-source="columns"/>
      <style:graphic-properties draw:fill="none" draw:stroke="none" fo:clip="rect( -5.000000pt, 118.1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83.51063829786pt" svg:height="141.73252900000pt" chart:style-name="ch1" chart:class="chart:bar">
        <chart:legend svg:x="123.76063829786pt" svg:y="25.88926450000pt" chart:legend-position="end" chart:legend-align="center" chart:style-name="ch2" style:legend-expansion="high"/>
        <chart:plot-area chart:style-name="ch3" svg:width="92.05663829786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58.75575664893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bar" chart:attached-axis="primary-y"/>
          <chart:series chart:style-name="ch10" chart:values-cell-range-address="$'local-data'.$C$2:$C$4" chart:label-cell-address="$'local-data'.$C$1" chart:class="chart:bar" chart:attached-axis="primary-y"/>
          <chart:series chart:style-name="ch11" chart:values-cell-range-address="$'local-data'.$D$2:$D$4" chart:label-cell-address="$'local-data'.$D$1" chart:class="chart:bar" chart:attached-axis="primary-y"/>
          <chart:series chart:style-name="ch12" chart:values-cell-range-address="$'local-data'.$E$2:$E$4" chart:label-cell-address="$'local-data'.$E$1" chart:class="chart:bar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4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24.633749pt,  99.371793pt, -109.816874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 chart:symbol-type="automatic"/>
      <style:graphic-properties draw:fill="none" draw:stroke="none" fo:clip="rect( -5.000000pt, 131.6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4586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ff420e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ffd320" svg:stroke-linecap="square" svg:stroke-opacity="1" svg:stroke-width="1.000000000000000pt"/>
    </style:style>
    <style:style style:name="ch12" style:family="chart">
      <style:chart-properties chart:symbol-type="automatic"/>
      <style:graphic-properties draw:fill="solid" draw:fill-color="#579d1c" draw:stroke="solid" draw:stroke-linejoin="bevel" svg:stroke-color="#579d1c" svg:stroke-linecap="square" svg:stroke-opacity="1" svg:stroke-width="1.000000000000000pt"/>
    </style:style>
  </office:automatic-styles>
  <office:body>
    <office:chart>
      <chart:chart svg:width="183.06687426382pt" svg:height="141.73252900000pt" chart:style-name="ch1" chart:class="chart:line">
        <chart:legend svg:x="109.81687426382pt" svg:y="25.88926450000pt" chart:legend-position="end" chart:legend-align="center" chart:style-name="ch2" style:legend-expansion="high"/>
        <chart:plot-area chart:style-name="ch3" svg:width="78.11287426382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51.78387463191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line" chart:attached-axis="primary-y"/>
          <chart:series chart:style-name="ch10" chart:values-cell-range-address="$'local-data'.$C$2:$C$4" chart:label-cell-address="$'local-data'.$C$1" chart:class="chart:line" chart:attached-axis="primary-y"/>
          <chart:series chart:style-name="ch11" chart:values-cell-range-address="$'local-data'.$D$2:$D$4" chart:label-cell-address="$'local-data'.$D$1" chart:class="chart:line" chart:attached-axis="primary-y"/>
          <chart:series chart:style-name="ch12" chart:values-cell-range-address="$'local-data'.$E$2:$E$4" chart:label-cell-address="$'local-data'.$E$1" chart:class="chart:line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5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66.123110pt,  99.371793pt, -130.561555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 chart:stacked="true" chart:symbol-type="automatic"/>
      <style:graphic-properties draw:fill="none" draw:stroke="none" fo:clip="rect( -5.000000pt, 131.6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4586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ff420e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ffd320" svg:stroke-linecap="square" svg:stroke-opacity="1" svg:stroke-width="1.000000000000000pt"/>
    </style:style>
    <style:style style:name="ch12" style:family="chart">
      <style:chart-properties chart:symbol-type="automatic"/>
      <style:graphic-properties draw:fill="solid" draw:fill-color="#579d1c" draw:stroke="solid" draw:stroke-linejoin="bevel" svg:stroke-color="#579d1c" svg:stroke-linecap="square" svg:stroke-opacity="1" svg:stroke-width="1.000000000000000pt"/>
    </style:style>
  </office:automatic-styles>
  <office:body>
    <office:chart>
      <chart:chart svg:width="203.81155511489pt" svg:height="141.73252900000pt" chart:style-name="ch1" chart:class="chart:line">
        <chart:legend svg:x="130.56155511489pt" svg:y="25.88926450000pt" chart:legend-position="end" chart:legend-align="center" chart:style-name="ch2" style:legend-expansion="high"/>
        <chart:plot-area chart:style-name="ch3" svg:width="98.85755511489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62.15621505744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line" chart:attached-axis="primary-y"/>
          <chart:series chart:style-name="ch10" chart:values-cell-range-address="$'local-data'.$C$2:$C$4" chart:label-cell-address="$'local-data'.$C$1" chart:class="chart:line" chart:attached-axis="primary-y"/>
          <chart:series chart:style-name="ch11" chart:values-cell-range-address="$'local-data'.$D$2:$D$4" chart:label-cell-address="$'local-data'.$D$1" chart:class="chart:line" chart:attached-axis="primary-y"/>
          <chart:series chart:style-name="ch12" chart:values-cell-range-address="$'local-data'.$E$2:$E$4" chart:label-cell-address="$'local-data'.$E$1" chart:class="chart:line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6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7.424217pt, 228.841234pt, 103.976652pt, -111.920617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percentage="true" chart:series-source="columns" chart:symbol-type="automatic"/>
      <style:graphic-properties draw:fill="none" draw:stroke="none" fo:clip="rect( -5.000000pt, 131.6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4586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ff420e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ffd320" svg:stroke-linecap="square" svg:stroke-opacity="1" svg:stroke-width="1.000000000000000pt"/>
    </style:style>
    <style:style style:name="ch12" style:family="chart">
      <style:chart-properties chart:symbol-type="automatic"/>
      <style:graphic-properties draw:fill="solid" draw:fill-color="#579d1c" draw:stroke="solid" draw:stroke-linejoin="bevel" svg:stroke-color="#579d1c" svg:stroke-linecap="square" svg:stroke-opacity="1" svg:stroke-width="1.000000000000000pt"/>
    </style:style>
  </office:automatic-styles>
  <office:body>
    <office:chart>
      <chart:chart svg:width="185.17061702131pt" svg:height="144.80243471276pt" chart:style-name="ch1" chart:class="chart:line">
        <chart:legend svg:x="111.92061702131pt" svg:y="27.42421735638pt" chart:legend-position="end" chart:legend-align="center" chart:style-name="ch2" style:legend-expansion="high"/>
        <chart:plot-area chart:style-name="ch3" svg:width="80.21661702131pt" svg:height="113.09843471276pt" svg:x="26.70400000000pt" svg:y="5.00000000000pt" table:cell-range-address="$'local-data'.$A$1:$E$4" chart:data-source-has-labels="both">
          <chart:axis chart:style-name="ch4" chart:dimension="x" chart:name="primary-x">
            <chart:title svg:x="52.83574601065pt" svg:y="123.09843471276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7.72890485638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line" chart:attached-axis="primary-y"/>
          <chart:series chart:style-name="ch10" chart:values-cell-range-address="$'local-data'.$C$2:$C$4" chart:label-cell-address="$'local-data'.$C$1" chart:class="chart:line" chart:attached-axis="primary-y"/>
          <chart:series chart:style-name="ch11" chart:values-cell-range-address="$'local-data'.$D$2:$D$4" chart:label-cell-address="$'local-data'.$D$1" chart:class="chart:line" chart:attached-axis="primary-y"/>
          <chart:series chart:style-name="ch12" chart:values-cell-range-address="$'local-data'.$E$2:$E$4" chart:label-cell-address="$'local-data'.$E$1" chart:class="chart:line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7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67.591195pt,  99.371793pt, -131.295598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/>
      <style:graphic-properties draw:fill="none" draw:stroke="none" fo:clip="rect( -5.000000pt, 118.1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chart-properties chart:symbol-type="automatic"/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91.04559766808pt" svg:height="141.73252900000pt" chart:style-name="ch1" chart:class="chart:area">
        <chart:legend svg:x="131.29559766808pt" svg:y="25.88926450000pt" chart:legend-position="end" chart:legend-align="center" chart:style-name="ch2" style:legend-expansion="high"/>
        <chart:plot-area chart:style-name="ch3" svg:width="99.59159766808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62.52323633404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area" chart:attached-axis="primary-y"/>
          <chart:series chart:style-name="ch10" chart:values-cell-range-address="$'local-data'.$C$2:$C$4" chart:label-cell-address="$'local-data'.$C$1" chart:class="chart:area" chart:attached-axis="primary-y"/>
          <chart:series chart:style-name="ch11" chart:values-cell-range-address="$'local-data'.$D$2:$D$4" chart:label-cell-address="$'local-data'.$D$1" chart:class="chart:area" chart:attached-axis="primary-y"/>
          <chart:series chart:style-name="ch12" chart:values-cell-range-address="$'local-data'.$E$2:$E$4" chart:label-cell-address="$'local-data'.$E$1" chart:class="chart:area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8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88.691489pt,  99.371793pt, -141.845745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columns" chart:stacked="true"/>
      <style:graphic-properties draw:fill="none" draw:stroke="none" fo:clip="rect( -5.000000pt, 118.1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chart-properties chart:symbol-type="automatic"/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201.59574468083pt" svg:height="141.73252900000pt" chart:style-name="ch1" chart:class="chart:area">
        <chart:legend svg:x="141.84574468083pt" svg:y="25.88926450000pt" chart:legend-position="end" chart:legend-align="center" chart:style-name="ch2" style:legend-expansion="high"/>
        <chart:plot-area chart:style-name="ch3" svg:width="110.14174468083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67.79830984042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area" chart:attached-axis="primary-y"/>
          <chart:series chart:style-name="ch10" chart:values-cell-range-address="$'local-data'.$C$2:$C$4" chart:label-cell-address="$'local-data'.$C$1" chart:class="chart:area" chart:attached-axis="primary-y"/>
          <chart:series chart:style-name="ch11" chart:values-cell-range-address="$'local-data'.$D$2:$D$4" chart:label-cell-address="$'local-data'.$D$1" chart:class="chart:area" chart:attached-axis="primary-y"/>
          <chart:series chart:style-name="ch12" chart:values-cell-range-address="$'local-data'.$E$2:$E$4" chart:label-cell-address="$'local-data'.$E$1" chart:class="chart:area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

<file path=Object 9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/>
    <style:style style:name="ch8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25.889265pt, 254.777404pt,  99.371793pt, -124.888702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percentage="true" chart:series-source="columns"/>
      <style:graphic-properties draw:fill="none" draw:stroke="none" fo:clip="rect( -5.000000pt, 118.158000pt,  36.704000pt, -26.704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tru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7" style:family="chart">
      <style:chart-properties chart:auto-position="true" chart:auto-size="true" style:rotation-angle="9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9" style:family="chart">
      <style:chart-properties chart:symbol-type="automatic"/>
      <style:graphic-properties draw:fill="solid" draw:fill-color="#004586" draw:stroke="solid" draw:stroke-linejoin="bevel" svg:stroke-color="#000000" svg:stroke-linecap="square" svg:stroke-opacity="1" svg:stroke-width="1.000000000000000pt"/>
    </style:style>
    <style:style style:name="ch10" style:family="chart">
      <style:chart-properties chart:symbol-type="automatic"/>
      <style:graphic-properties draw:fill="solid" draw:fill-color="#ff420e" draw:stroke="solid" draw:stroke-linejoin="bevel" svg:stroke-color="#000000" svg:stroke-linecap="square" svg:stroke-opacity="1" svg:stroke-width="1.000000000000000pt"/>
    </style:style>
    <style:style style:name="ch11" style:family="chart">
      <style:chart-properties chart:symbol-type="automatic"/>
      <style:graphic-properties draw:fill="solid" draw:fill-color="#ffd320" draw:stroke="solid" draw:stroke-linejoin="bevel" svg:stroke-color="#000000" svg:stroke-linecap="square" svg:stroke-opacity="1" svg:stroke-width="1.000000000000000pt"/>
    </style:style>
    <style:style style:name="ch12" style:family="chart">
      <style:chart-properties chart:symbol-type="automatic"/>
      <style:graphic-properties draw:fill="solid" draw:fill-color="#579d1c" draw:stroke="solid" draw:stroke-linejoin="bevel" svg:stroke-color="#000000" svg:stroke-linecap="square" svg:stroke-opacity="1" svg:stroke-width="1.000000000000000pt"/>
    </style:style>
  </office:automatic-styles>
  <office:body>
    <office:chart>
      <chart:chart svg:width="184.63870212769pt" svg:height="141.73252900000pt" chart:style-name="ch1" chart:class="chart:area">
        <chart:legend svg:x="124.88870212769pt" svg:y="25.88926450000pt" chart:legend-position="end" chart:legend-align="center" chart:style-name="ch2" style:legend-expansion="high"/>
        <chart:plot-area chart:style-name="ch3" svg:width="93.18470212769pt" svg:height="110.02852900000pt" svg:x="26.70400000000pt" svg:y="5.00000000000pt" table:cell-range-address="$'local-data'.$A$1:$E$4" chart:data-source-has-labels="both">
          <chart:axis chart:style-name="ch4" chart:dimension="x" chart:name="primary-x">
            <chart:title svg:x="59.31978856385pt" svg:y="120.02852900000pt" svg:width="27.95312500000pt" svg:height="16.70400000000pt" chart:style-name="ch5">
              <text:p>Month</text:p>
              <calligra:text>
                <text:p text:style-name="P1">Month</text:p>
              </calligra:text>
            </chart:title>
            <chart:categories table:cell-range-address="$'local-data'.$A$2:$A$4"/>
          </chart:axis>
          <chart:axis chart:style-name="ch6" chart:dimension="y" chart:name="primary-y">
            <chart:title svg:x="5.00000000000pt" svg:y="86.19395200000pt" svg:width="52.35937500000pt" svg:height="16.70400000000pt" chart:style-name="ch7">
              <text:p>Growth in %</text:p>
              <calligra:text>
                <text:p text:style-name="P1">Growth in %</text:p>
              </calligra:text>
            </chart:title>
            <chart:categories table:cell-range-address="$'local-data'.$A$2:$A$4"/>
            <chart:grid chart:class="major" chart:style-name="ch8"/>
          </chart:axis>
          <chart:series chart:style-name="ch9" chart:values-cell-range-address="$'local-data'.$B$2:$B$4" chart:label-cell-address="$'local-data'.$B$1" chart:class="chart:area" chart:attached-axis="primary-y"/>
          <chart:series chart:style-name="ch10" chart:values-cell-range-address="$'local-data'.$C$2:$C$4" chart:label-cell-address="$'local-data'.$C$1" chart:class="chart:area" chart:attached-axis="primary-y"/>
          <chart:series chart:style-name="ch11" chart:values-cell-range-address="$'local-data'.$D$2:$D$4" chart:label-cell-address="$'local-data'.$D$1" chart:class="chart:area" chart:attached-axis="primary-y"/>
          <chart:series chart:style-name="ch12" chart:values-cell-range-address="$'local-data'.$E$2:$E$4" chart:label-cell-address="$'local-data'.$E$1" chart:class="chart:area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